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2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46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9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VALGRIND = total heap usag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s algo</text:p>
          </table:table-cell>
          <table:table-cell office:value-type="string" calcext:value-type="string">
            <text:p>parcours largeur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Dijkstra ameliore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248" calcext:value-type="float">
            <text:p>99248</text:p>
          </table:table-cell>
          <table:table-cell office:value-type="float" office:value="4429896" calcext:value-type="float">
            <text:p>4429896</text:p>
          </table:table-cell>
          <table:table-cell office:value-type="float" office:value="7026200" calcext:value-type="float">
            <text:p>7026200</text:p>
          </table:table-cell>
          <table:table-cell office:value-type="float" office:value="7025648" calcext:value-type="float">
            <text:p>7025648</text:p>
          </table:table-cell>
          <table:table-cell office:value-type="string" calcext:value-type="string">
            <text:p>00783_rat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4160" calcext:value-type="float">
            <text:p>584160</text:p>
          </table:table-cell>
          <table:table-cell office:value-type="float" office:value="221188808" calcext:value-type="float">
            <text:p>221188808</text:p>
          </table:table-cell>
          <table:table-cell office:value-type="float" office:value="353576712" calcext:value-type="float">
            <text:p>353576712</text:p>
          </table:table-cell>
          <table:table-cell office:value-type="float" office:value="353576160" calcext:value-type="float">
            <text:p>353576160</text:p>
          </table:table-cell>
          <table:table-cell office:value-type="string" calcext:value-type="string">
            <text:p>05934_rl</text:p>
          </table:table-cell>
          <table:table-cell/>
          <table:table-cell office:value-type="string" calcext:value-type="string">
            <text:p>552 bytes de moins dans le amélioré</text:p>
          </table:table-cell>
        </table:table-row>
        <table:table-row table:style-name="ro1">
          <table:table-cell/>
          <table:table-cell office:value-type="float" office:value="671032" calcext:value-type="float">
            <text:p>671032</text:p>
          </table:table-cell>
          <table:table-cell office:value-type="float" office:value="322125680" calcext:value-type="float">
            <text:p>322125680</text:p>
          </table:table-cell>
          <table:table-cell table:number-columns-repeated="2" table:style-name="ce1" office:value-type="float" office:value="400000000" calcext:value-type="float">
            <text:p>400000000</text:p>
          </table:table-cell>
          <table:table-cell office:value-type="string" calcext:value-type="string">
            <text:p>07397_pla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MP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2" calcext:value-type="float">
            <text:p>0,02</text:p>
          </table:table-cell>
          <table:table-cell office:value-type="float" office:value="0.032" calcext:value-type="float">
            <text:p>0,032</text:p>
          </table:table-cell>
          <table:table-cell/>
          <table:table-cell table:formula="of:=[.D3]/[.C3]" office:value-type="float" office:value="1.58608689684814" calcext:value-type="float">
            <text:p>1,58608689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64" calcext:value-type="float">
            <text:p>0,564</text:p>
          </table:table-cell>
          <table:table-cell office:value-type="float" office:value="13.036" calcext:value-type="float">
            <text:p>13,036</text:p>
          </table:table-cell>
          <table:table-cell/>
          <table:table-cell table:formula="of:=[.C4]/[.D4]" office:value-type="float" office:value="0.625575159486183" calcext:value-type="float">
            <text:p>0,62557515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804" calcext:value-type="float">
            <text:p>0,804</text:p>
          </table:table-cell>
          <table:table-cell office:value-type="float" office:value="23.793" calcext:value-type="float">
            <text:p>23,79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1:48:40.023522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08:01:58.161136386</meta:creation-date>
    <dc:date>2017-04-27T11:59:49.088466287</dc:date>
    <meta:editing-duration>PT37M7S</meta:editing-duration>
    <meta:editing-cycles>5</meta:editing-cycles>
    <meta:generator>LibreOffice/4.3.3.2$Linux_X86_64 LibreOffice_project/430m0$Build-2</meta:generator>
    <dc:creator>BRUNO </dc:creator>
    <meta:document-statistic meta:table-count="1" meta:cell-count="30" meta:object-count="0"/>
  </office:meta>
</office:document-meta>
</file>